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23C6EA92B90308A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56cm, 9.349cm, 23.142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162cm" svg:height="11.572cm" svg:x="0.2cm" svg:y="0.1cm">
          <draw:image xlink:href="Pictures/1000000000000BD000000FC023C6EA92B90308A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9-24T16:44:12.198767762</dc:date>
    <meta:editing-duration>PT6M2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